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0598in" fo:margin-bottom="0.0598in" style:contextual-spacing="false" fo:line-height="115%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First_20_paragraph" style:next-style-name="Text_20_body" style:default-outline-level="1" style:class="text">
      <style:paragraph-properties fo:margin-top="0.0799in" fo:margin-bottom="0.0598in" style:contextual-spacing="false" fo:padding-left="0.0201in" fo:padding-right="0.0201in" fo:padding-top="0.0201in" fo:padding-bottom="0.0598in" fo:border-left="none" fo:border-right="none" fo:border-top="none" fo:border-bottom="0.06pt solid #000000"/>
      <style:text-properties style:font-name="Times New Roman1" fo:font-family="'Times New Roman'" style:font-style-name="Bold" style:font-family-generic="roman" style:font-pitch="variable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First_20_paragraph" style:class="extra">
      <style:paragraph-properties fo:margin-left="0.0299in" fo:margin-right="0.0299in" fo:margin-top="0.0598in" fo:margin-bottom="0.0598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margin-top="0.0598in" fo:margin-bottom="0in" style:contextual-spacing="false" style:page-number="auto" fo:padding="0in" fo:border="non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in" fo:margin-bottom="0.0799in" style:contextual-spacing="false" fo:text-align="start" style:justify-single-word="false" style:page-number="auto"/>
      <style:text-properties style:font-name="Liberation Seri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Subtitle" style:family="paragraph" style:parent-style-name="Heading" style:next-style-name="Text_20_body" style:class="chapter">
      <style:paragraph-properties fo:margin-top="0.0402in" fo:margin-bottom="0.2in" style:contextual-spacing="false"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fo:font-size="10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title>THOR WESSEL LINDBERG, M.SC. IT</dc:title>
    <dc:description/>
    <dc:subject/>
    <meta:keyword/>
    <meta:initial-creator/>
    <meta:creation-date>2025-01-23T18:21:03Z</meta:creation-date>
    <dc:date>2025-01-23T19:25:13.950000682</dc:date>
    <meta:editing-duration>PT1M1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  <meta:user-defined meta:name="subtitle">+46 76 748 55 57 / hejthor@icloud.com / Lundavägen 17 B Lgh 1105, 212 18 Malmö, Sweden</meta:user-defined>
  </office:meta>
</office:document-meta>
</file>